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bcfa1" officeooo:paragraph-rsid="000bcfa1" style:font-size-asian="14pt" style:font-size-complex="14pt"/>
    </style:style>
    <style:style style:name="P2" style:family="paragraph" style:parent-style-name="Standard">
      <style:text-properties fo:font-size="14pt" officeooo:rsid="000cb6b2" officeooo:paragraph-rsid="000dcfbc" style:font-size-asian="14pt" style:font-size-complex="14pt"/>
    </style:style>
    <style:style style:name="P3" style:family="paragraph" style:parent-style-name="Standard">
      <style:text-properties fo:font-size="14pt" officeooo:rsid="000dcfbc" officeooo:paragraph-rsid="0010acef" style:font-size-asian="14pt" style:font-size-complex="14pt"/>
    </style:style>
    <style:style style:name="T1" style:family="text">
      <style:text-properties officeooo:rsid="000c65d2"/>
    </style:style>
    <style:style style:name="T2" style:family="text">
      <style:text-properties officeooo:rsid="000faa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<text:tab/>1.分析ptp源码网络初始化函数netInit()部分,确定移植到nuttx上需要修改的部分。</text:p>
      <text:p text:style-name="P1"/>
      <text:p text:style-name="P1"><text:tab/>2.实现上面部分需要需改的代码。</text:p>
      <text:p text:style-name="P1"><text:tab/>3.移植ptp代码网络通讯部分到nuttx。</text:p>
      <text:p text:style-name="P1"/>
      <text:p text:style-name="P1"/>
      <text:p text:style-name="P1"/>
      <text:p text:style-name="P1"><text:tab/>1.分析代码发现网络初始化部分需要修改的函数有test<text:span text:style-name="T1">interface()函数中的系列获取网卡了信息的函数，这些函数在linux系统上使用的系统调用的方式来实现的，而在nuttx系统上没有该借口，需要重新实现该系列函数的功能。网卡IP和mac地址的实现采用的是socket选项来获取。然后进行处理放到ptpd数据结构体中。以供后续使用。</text:span></text:p>
      <text:p text:style-name="P1"/>
      <text:p text:style-name="P2"><text:tab/>2.ptpd源码中使用了socket套接字的多播功能选项，使能网卡的多播功能。而在nuttx上未提供多播选项。ptp代码中可以不使用多播的功能代码。如果删除相应的多播使能代码，则需要修改的地方较多，因为多播的功能在消息处理时有相应的关系，所以现在暂时考虑不使是多播的功能。</text:p>
      <text:p text:style-name="P2"/>
      <text:p text:style-name="P3"><text:tab/>3.基于前面的修改完成之后，通过编译。将网络部分的其他代码放入的nuttx中进行编译和测试。状态机未能正常的运行起来，通过调试代码中发现 ，在nuttx测试时发现网络不能正常通讯。select函数未正常工作。返回错误为”中断信号”。原因未知。初步猜想为套接字的个数的限制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1T08:30:38.059802960</meta:creation-date>
    <dc:date>2019-09-21T09:17:15.793896034</dc:date>
    <meta:editing-duration>PT15M16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438" meta:character-count="532" meta:non-whitespace-character-count="525"/>
  </office:meta>
</office:document-meta>
</file>